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82cm" fo:min-width="0.77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882cm" fo:min-width="0.774cm"/>
    </style:style>
    <style:style style:name="gr4" style:family="graphic">
      <style:graphic-properties style:protect="siz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>
          <draw:text-box>
            <text:p>Alberatura Wcic</text:p>
          </draw:text-box>
        </draw:frame>
        <draw:custom-shape draw:style-name="gr1" draw:text-style-name="P1" draw:layer="layout" svg:width="1.8cm" svg:height="1.6cm" svg:x="11.8cm" svg:y="5.6cm">
          <text:p text:style-name="P1">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6cm" svg:x="6.2cm" svg:y="8.2cm">
          <text:p text:style-name="P1">Ricercatore Ricet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6cm" svg:x="19.2cm" svg:y="8cm">
          <text:p text:style-name="P1">Lista Ricet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6cm" svg:x="1.8cm" svg:y="12.8cm">
          <text:p text:style-name="P1">Gestore Ingredient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6cm" svg:x="9.2cm" svg:y="15.6cm">
          <text:p text:style-name="P1">Sli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6cm" svg:x="12.4cm" svg:y="15.6cm">
          <text:p text:style-name="P1">Filtri</text:p>
          <text:p text:style-name="P1">Tipi Piatt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8cm" svg:height="1.6cm" svg:x="22.2cm" svg:y="11.8cm">
          <text:p text:style-name="P1">Ricet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cm" svg:y1="7.2cm" svg:x2="8.2cm" svg:y2="9cm">
          <text:p/>
        </draw:line>
        <draw:line draw:style-name="gr2" draw:text-style-name="P2" draw:layer="layout" svg:x1="6.4cm" svg:y1="9.6cm" svg:x2="3.4cm" svg:y2="13cm">
          <text:p/>
        </draw:line>
        <draw:line draw:style-name="gr2" draw:text-style-name="P2" draw:layer="layout" svg:x1="7.2cm" svg:y1="9.8cm" svg:x2="9cm" svg:y2="12.2cm">
          <text:p/>
        </draw:line>
        <draw:line draw:style-name="gr2" draw:text-style-name="P2" draw:layer="layout" svg:x1="20.2cm" svg:y1="9.6cm" svg:x2="22.4cm" svg:y2="12cm">
          <text:p/>
        </draw:line>
        <draw:line draw:style-name="gr2" draw:text-style-name="P2" draw:layer="layout" svg:x1="13.2cm" svg:y1="7cm" svg:x2="19.2cm" svg:y2="8.8cm">
          <text:p/>
        </draw:line>
        <draw:custom-shape draw:style-name="gr3" draw:text-style-name="P3" draw:layer="layout" svg:width="1.8cm" svg:height="1.6cm" svg:x="17cm" svg:y="15.4cm">
          <text:p text:style-name="P1">Altri Filtri</text:p>
          <text:p text:style-name="P1">(Fonte, </text:p>
          <text:p text:style-name="P1">Difficolta, </text:p>
          <text:p text:style-name="P1">Tempo..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3cm" svg:x2="17cm" svg:y2="16cm">
          <text:p/>
        </draw:line>
        <draw:custom-shape draw:style-name="gr1" draw:text-style-name="P1" draw:layer="layout" svg:width="1.8cm" svg:height="1.6cm" svg:x="0.6cm" svg:y="17.4cm">
          <text:p text:style-name="P1">Ricerca </text:p>
          <text:p text:style-name="P1">e</text:p>
          <text:p text:style-name="P1"><text:s/>aggiun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6cm" svg:x="5.8cm" svg:y="17.4cm">
          <text:p text:style-name="P1">Lista</text:p>
          <text:p text:style-name="P1">E</text:p>
          <text:p text:style-name="P1">Rimozi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8cm" svg:y1="14.4cm" svg:x2="6cm" svg:y2="17.4cm">
          <text:p/>
        </draw:line>
        <draw:line draw:style-name="gr2" draw:text-style-name="P2" draw:layer="layout" svg:x1="2cm" svg:y1="14.4cm" svg:x2="1.2cm" svg:y2="17.6cm">
          <text:p/>
        </draw:line>
        <draw:custom-shape draw:style-name="gr1" draw:text-style-name="P1" draw:layer="layout" svg:width="1.8cm" svg:height="1.6cm" svg:x="9.4cm" svg:y="19cm">
          <text:p text:style-name="P1">Ingredi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19cm" svg:x2="9.8cm" svg:y2="19.4cm">
          <text:p/>
        </draw:line>
        <draw:custom-shape draw:style-name="gr1" draw:text-style-name="P1" draw:layer="layout" svg:width="1.8cm" svg:height="1.6cm" svg:x="8.6cm" svg:y="12cm">
          <text:p text:style-name="P1">Gestore Filtr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4cm" svg:y1="13.6cm" svg:x2="10.2cm" svg:y2="15.6cm">
          <text:p/>
        </draw:line>
        <draw:line draw:style-name="gr2" draw:text-style-name="P2" draw:layer="layout" svg:x1="10.2cm" svg:y1="13.2cm" svg:x2="12.8cm" svg:y2="16cm">
          <text:p/>
        </draw:line>
        <draw:custom-shape draw:style-name="gr1" draw:text-style-name="P1" draw:layer="layout" svg:width="1.8cm" svg:height="1.6cm" svg:x="14.8cm" svg:y="18cm">
          <text:p text:style-name="P1">Switch</text:p>
          <text:p text:style-name="P1">Tipo piatt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3.93cm" svg:y1="16.792cm" svg:x2="15.13cm" svg:y2="18.192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9:06:35.624999328</meta:creation-date>
    <dc:date>2018-05-20T18:13:32.740471777</dc:date>
    <meta:editing-duration>PT13M38S</meta:editing-duration>
    <meta:editing-cycles>3</meta:editing-cycles>
    <meta:generator>LibreOffice/5.1.6.2$Linux_X86_64 LibreOffice_project/10m0$Build-2</meta:generator>
    <meta:document-statistic meta:object-count="49"/>
  </office:meta>
</office:document-meta>
</file>